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IPA明朝2" svg:font-family="IPA明朝" style:font-pitch="fixed"/>
    <style:font-face style:name="IPA明朝" svg:font-family="IPA明朝" style:font-adornments="標準" style:font-pitch="fixed"/>
    <style:font-face style:name="IPA P明朝" svg:font-family="'IPA P明朝'" style:font-adornments="太字" style:font-pitch="variable"/>
    <style:font-face style:name="IPA明朝3" svg:font-family="IPA明朝" style:font-pitch="variable"/>
    <style:font-face style:name="IPA明朝1" svg:font-family="IPA明朝" style:font-adornments="標準" style:font-pitch="variable"/>
    <style:font-face style:name="VL ゴシック2" svg:font-family="'VL ゴシック'" style:font-pitch="variable"/>
    <style:font-face style:name="東風明朝1" svg:font-family="東風明朝" style:font-pitch="variable"/>
    <style:font-face style:name="東風明朝" svg:font-family="東風明朝" style:font-family-generic="roman" style:font-pitch="variable"/>
    <style:font-face style:name="VL ゴシック" svg:font-family="'VL ゴシック'" style:font-family-generic="swiss" style:font-pitch="variable"/>
    <style:font-face style:name="VL ゴシック1" svg:font-family="'VL ゴシック'" style:font-family-generic="system" style:font-pitch="variable"/>
  </office:font-face-decls>
  <office:automatic-styles>
    <style:style style:name="表14" style:family="table">
      <style:table-properties style:width="16.185cm" fo:margin-left="0.817cm" fo:margin-right="-0.004cm" table:align="margins"/>
    </style:style>
    <style:style style:name="表14.A" style:family="table-column">
      <style:table-column-properties style:column-width="4.533cm" style:rel-column-width="18354*"/>
    </style:style>
    <style:style style:name="表14.B" style:family="table-column">
      <style:table-column-properties style:column-width="11.652cm" style:rel-column-width="47181*"/>
    </style:style>
    <style:style style:name="表14.A1" style:family="table-cell">
      <style:table-cell-properties fo:padding="0.097cm" fo:border-left="0.002cm solid #000000" fo:border-right="none" fo:border-top="0.002cm solid #000000" fo:border-bottom="0.002cm solid #000000"/>
    </style:style>
    <style:style style:name="表14.B1" style:family="table-cell">
      <style:table-cell-properties fo:padding="0.097cm" fo:border="0.002cm solid #000000"/>
    </style:style>
    <style:style style:name="表14.A2" style:family="table-cell">
      <style:table-cell-properties fo:padding="0.097cm" fo:border-left="0.002cm solid #000000" fo:border-right="none" fo:border-top="none" fo:border-bottom="0.002cm solid #000000"/>
    </style:style>
    <style:style style:name="表14.B2" style:family="table-cell">
      <style:table-cell-properties fo:padding="0.097cm" fo:border-left="0.002cm solid #000000" fo:border-right="0.002cm solid #000000" fo:border-top="none" fo:border-bottom="0.002cm solid #000000"/>
    </style:style>
    <style:style style:name="表13" style:family="table">
      <style:table-properties style:width="16.185cm" fo:margin-left="0.817cm" fo:margin-right="-0.004cm" table:align="margins"/>
    </style:style>
    <style:style style:name="表13.A" style:family="table-column">
      <style:table-column-properties style:column-width="4.533cm" style:rel-column-width="18354*"/>
    </style:style>
    <style:style style:name="表13.B" style:family="table-column">
      <style:table-column-properties style:column-width="11.652cm" style:rel-column-width="47181*"/>
    </style:style>
    <style:style style:name="表13.A1" style:family="table-cell">
      <style:table-cell-properties fo:padding="0.097cm" fo:border-left="0.002cm solid #000000" fo:border-right="none" fo:border-top="0.002cm solid #000000" fo:border-bottom="0.002cm solid #000000"/>
    </style:style>
    <style:style style:name="表13.B1" style:family="table-cell">
      <style:table-cell-properties fo:padding="0.097cm" fo:border="0.002cm solid #000000"/>
    </style:style>
    <style:style style:name="表13.A2" style:family="table-cell">
      <style:table-cell-properties fo:padding="0.097cm" fo:border-left="0.002cm solid #000000" fo:border-right="none" fo:border-top="none" fo:border-bottom="0.002cm solid #000000"/>
    </style:style>
    <style:style style:name="表1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justify" style:justify-single-word="false"/>
    </style:style>
    <style:style style:name="P4" style:family="paragraph" style:parent-style-name="Standard">
      <style:text-properties fo:font-weight="bold" style:font-weight-asian="bold" style:font-weight-complex="bold"/>
    </style:style>
    <style:style style:name="P5" style:family="paragraph" style:parent-style-name="Illustration">
      <style:paragraph-properties fo:text-align="center" style:justify-single-word="false"/>
      <style:text-properties fo:font-size="8pt" style:font-size-asian="8pt" style:font-size-complex="8pt"/>
    </style:style>
    <style:style style:name="P6" style:family="paragraph" style:parent-style-name="Illustration">
      <style:paragraph-properties fo:text-align="center" style:justify-single-word="false"/>
    </style:style>
    <style:style style:name="P7" style:family="paragraph" style:parent-style-name="Frame_20_contents">
      <style:text-properties style:font-name="IPA明朝2" fo:font-size="9pt" style:font-size-asian="9pt" style:font-size-complex="9pt"/>
    </style:style>
    <style:style style:name="P8" style:family="paragraph" style:parent-style-name="Frame_20_contents">
      <style:paragraph-properties fo:margin-left="0cm" fo:margin-right="0cm" fo:text-indent="0cm" style:auto-text-indent="false"/>
      <style:text-properties style:font-name="IPA明朝2" fo:font-size="9pt" style:font-size-asian="9pt" style:font-size-complex="9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paragraph-properties fo:margin-left="0.3cm" fo:margin-right="0cm" fo:text-indent="0.3cm" style:auto-text-indent="false"/>
    </style:style>
    <style:style style:name="P12" style:family="paragraph" style:parent-style-name="機能一覧表">
      <style:text-properties fo:font-style="italic" style:font-style-asian="italic" style:font-style-complex="italic"/>
    </style:style>
    <style:style style:name="P13" style:family="paragraph" style:parent-style-name="機能一覧表">
      <style:text-properties fo:font-style="normal" style:font-style-asian="normal" style:font-style-complex="normal"/>
    </style:style>
    <style:style style:name="P14" style:family="paragraph" style:parent-style-name="Text_20_body">
      <style:paragraph-properties fo:margin-left="0.3cm" fo:margin-right="0cm" fo:text-indent="0cm" style:auto-text-indent="false"/>
    </style:style>
    <style:style style:name="P15" style:family="paragraph" style:parent-style-name="First_20_line_20_indent">
      <style:paragraph-properties fo:margin-left="0cm" fo:margin-right="0cm" fo:text-indent="0cm" style:auto-text-indent="false"/>
      <style:text-properties style:font-name="IPA明朝2" fo:font-size="9pt" fo:font-weight="normal" style:font-size-asian="9pt" style:font-weight-asian="normal" style:font-size-complex="9pt" style:font-weight-complex="normal"/>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Illustration">
      <style:paragraph-properties fo:text-align="center" style:justify-single-word="false"/>
    </style:style>
    <style:style style:name="P19" style:family="paragraph" style:parent-style-name="Frame_20_contents">
      <style:paragraph-properties fo:margin-left="0cm" fo:margin-right="0cm" fo:text-indent="0cm" style:auto-text-indent="false"/>
      <style:text-properties style:font-name="IPA明朝2" fo:font-size="9pt" style:font-size-asian="9pt" style:font-size-complex="9pt"/>
    </style:style>
    <style:style style:name="P20" style:family="paragraph" style:parent-style-name="Frame_20_contents">
      <style:paragraph-properties fo:margin-left="0cm" fo:margin-right="0cm" fo:text-indent="0cm" style:auto-text-indent="false" fo:break-before="page"/>
      <style:text-properties style:font-name="IPA明朝2" fo:font-size="9pt" style:font-size-asian="9pt" style:font-size-complex="9pt"/>
    </style:style>
    <style:style style:name="P21" style:family="paragraph" style:parent-style-name="Heading_20_2">
      <style:paragraph-properties fo:break-before="page"/>
    </style:style>
    <style:style style:name="P22" style:family="paragraph" style:parent-style-name="Heading_20_1">
      <style:paragraph-properties fo:break-before="page"/>
    </style:style>
    <style:style style:name="P23" style:family="paragraph" style:parent-style-name="Contents_20_Heading">
      <style:paragraph-properties fo:break-before="page"/>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text-properties fo:font-weight="normal" style:font-weight-asian="normal" style:font-weight-complex="normal"/>
    </style:style>
    <style:style style:name="P27" style:family="paragraph" style:parent-style-name="Text_20_body">
      <style:paragraph-properties fo:margin-left="0.3cm" fo:margin-right="0cm" fo:text-indent="0.3cm" style:auto-text-indent="false"/>
    </style:style>
    <style:style style:name="P28" style:family="paragraph" style:parent-style-name="Standard" style:master-page-name="First_20_Page">
      <style:paragraph-properties fo:margin-left="0cm" fo:margin-right="0cm" fo:text-align="center" style:justify-single-word="false" fo:text-indent="0cm" style:auto-text-indent="false" style:page-number="auto"/>
    </style:style>
    <style:style style:name="P29" style:family="paragraph" style:parent-style-name="Standard">
      <style:paragraph-properties fo:text-align="center" style:justify-single-word="false"/>
      <style:text-properties fo:font-size="18pt" style:font-size-asian="18pt" style:font-size-complex="18pt"/>
    </style:style>
    <style:style style:name="P30" style:family="paragraph" style:parent-style-name="Standard">
      <style:paragraph-properties fo:text-align="justify" style:justify-single-word="false"/>
    </style:style>
    <style:style style:name="P31" style:family="paragraph" style:parent-style-name="Standard">
      <style:paragraph-properties fo:text-align="end" style:justify-single-word="false"/>
    </style:style>
    <style:style style:name="P32" style:family="paragraph">
      <style:paragraph-properties fo:text-align="center"/>
    </style:style>
    <style:style style:name="P33" style:family="paragraph">
      <style:text-properties style:font-name="IPA明朝2" fo:font-size="10pt" style:font-size-asian="10pt" style:font-size-complex="10pt"/>
    </style:style>
    <style:style style:name="P34" style:family="paragraph">
      <style:text-properties style:font-name-asian="IPA明朝2"/>
    </style:style>
    <style:style style:name="T1" style:family="text">
      <style:text-properties style:font-name="IPA明朝2" fo:font-size="10pt" style:font-size-asian="10pt" style:font-size-complex="10pt"/>
    </style:style>
    <style:style style:name="T2" style:family="text">
      <style:text-properties style:font-name="IPA明朝2" fo:font-size="10pt" style:font-name-asian="IPA明朝2" style:font-size-asian="10pt" style:font-size-complex="10pt"/>
    </style:style>
    <style:style style:name="fr1" style:family="graphic" style:parent-style-name="Frame">
      <style:graphic-properties fo:margin-left="0cm" fo:margin-right="0cm" fo:margin-top="0cm" fo:margin-bottom="0cm" style:run-through="foreground"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0.508cm" style:run-through="foreground"/>
    </style:style>
    <style:style style:name="gr3" style:family="graphic">
      <style:graphic-properties draw:stroke="none" svg:stroke-color="#000000" draw:fill="none" draw:fill-color="#ffffff" fo:min-height="0.527cm" style:run-through="foreground"/>
    </style:style>
    <style:style style:name="gr4" style:family="graphic">
      <style:graphic-properties draw:stroke="none" svg:stroke-color="#000000" draw:fill="none" draw:fill-color="#ffffff" fo:min-height="0.591cm" style:run-through="foreground"/>
    </style:style>
    <style:style style:name="gr5" style:family="graphic">
      <style:graphic-properties draw:stroke="none" svg:stroke-color="#000000" draw:fill="none" draw:fill-color="#ffffff" fo:min-height="0.79cm" style:run-through="foreground"/>
    </style:style>
    <style:style style:name="gr6" style:family="graphic">
      <style:graphic-properties draw:textarea-horizontal-align="center" draw:textarea-vertical-align="middle" style:run-through="foreground"/>
    </style:style>
    <style:style style:name="gr7" style:family="graphic">
      <style:graphic-properties draw:stroke="none" svg:stroke-color="#000000" draw:fill="none" draw:fill-color="#ffffff" draw:textarea-horizontal-align="right" draw:textarea-vertical-align="top" draw:auto-grow-height="false" draw:auto-grow-width="true" fo:min-height="2.101cm" fo:min-width="0.836cm" style:run-through="foreground"/>
      <style:paragraph-properties style:writing-mode="tb-rl"/>
    </style:style>
    <style:style style:name="gr8" style:family="graphic">
      <style:graphic-properties svg:stroke-color="#ff0000" draw:fill="none" draw:opacity="0%" draw:textarea-horizontal-align="center" draw:textarea-vertical-align="middle" draw:shadow-opacity="0%" style:run-through="foreground"/>
    </style:style>
    <style:style style:name="gr9" style:family="graphic">
      <style:graphic-properties svg:stroke-color="#ff0000" draw:opacity="0%" draw:textarea-horizontal-align="center" draw:textarea-vertical-align="middle" draw:shadow-opacity="0%" style:run-through="foreground"/>
    </style:style>
    <style:style style:name="gr10" style:family="graphic">
      <style:graphic-properties draw:stroke="none" svg:stroke-color="#000000" draw:fill="none" draw:fill-color="#ffffff" fo:min-height="1.027cm" style:run-through="foreground"/>
    </style:style>
    <style:style style:name="gr11" style:family="graphic">
      <style:graphic-properties draw:stroke="none" svg:stroke-color="#000000" draw:fill="none" draw:fill-color="#ffffff" fo:min-height="0.737cm" style:run-through="foreground"/>
    </style:style>
    <style:style style:name="gr12" style:family="graphic">
      <style:graphic-properties draw:marker-end="Arrow" draw:marker-end-width="0.15cm" draw:textarea-horizontal-align="center" draw:textarea-vertical-align="middle" style:run-through="foreground"/>
    </style:style>
    <style:style style:name="gr13" style:family="graphic">
      <style:graphic-properties draw:stroke="none" svg:stroke-color="#000000" draw:fill="none" draw:fill-color="#ffffff" fo:min-height="0.508cm" style:run-through="foreground" style:vertical-pos="from-top" style:vertical-rel="paragraph" style:horizontal-pos="from-left" style:horizontal-rel="paragraph"/>
    </style:style>
    <style:style style:name="gr14" style:family="graphic">
      <style:graphic-properties draw:stroke="none" svg:stroke-color="#000000" draw:fill="none" draw:fill-color="#ffffff" fo:min-height="0.527cm" style:run-through="foreground" style:vertical-pos="from-top" style:vertical-rel="paragraph" style:horizontal-pos="from-left" style:horizontal-rel="paragraph"/>
    </style:style>
    <style:style style:name="gr15" style:family="graphic">
      <style:graphic-properties draw:textarea-horizontal-align="center" draw:textarea-vertical-align="middle" style:run-through="foreground"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
      <text:p text:style-name="P2"/>
      <text:p text:style-name="P2"/>
      <text:p text:style-name="P2"/>
      <text:p text:style-name="P2"/>
      <text:p text:style-name="P2"/>
      <text:p text:style-name="P2"/>
      <text:p text:style-name="P2"/>
      <text:p text:style-name="P2"/>
      <text:p text:style-name="P2"/>
      <text:p text:style-name="P2"/>
      <text:p text:style-name="P2">開発者向け資料</text:p>
      <text:p text:style-name="P2"/>
      <text:p text:style-name="P2"/>
      <text:p text:style-name="P2"/>
      <text:p text:style-name="P2"/>
      <text:p text:style-name="P2"/>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p text:style-name="P3"/>
      <text:p text:style-name="P3"/>
      <text:p text:style-name="P3"/>
      <text:p text:style-name="P3"/>
      <text:p text:style-name="P3"/>
      <text:p text:style-name="P3"/>
      <text:p text:style-name="P3"><text:s text:c="71"/></text:p>
      <text:p text:style-name="P31">平成22年 3月 26日</text:p>
      <text:p text:style-name="P3">　　　　　　　　　　　　　　　　　　　　　　　　　　　 <text:s text:c="13"/>　 </text:p>
      <text:table-of-content text:style-name="Sect1" text:protected="true" text:name="目次1">
        <text:table-of-content-source text:outline-level="3">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23">目次</text:p>
          </text:index-title>
          <text:p text:style-name="P17">1.システム概要<text:tab/>3</text:p>
          <text:p text:style-name="P17">2.機能作成手順<text:tab/>4</text:p>
          <text:p text:style-name="P16">2.1.基盤側機能作成手順<text:tab/>4</text:p>
          <text:p text:style-name="P16">2.2.拡張側機能作成手順<text:tab/>5</text:p>
          <text:p text:style-name="P17">3.スキーマの作成とデータのロード<text:tab/>6</text:p>
          <text:p text:style-name="P17">4.テスト<text:tab/>7</text:p>
          <text:p text:style-name="P17">5.拡張機能側の静的ファイルの取扱い<text:tab/>8</text:p>
          <text:p text:style-name="P17">6.各種rakeタスク、及びgenerator<text:tab/>9</text:p>
        </text:index-body>
      </text:table-of-content>
      <text:p text:style-name="P3"/>
      <text:h text:style-name="P22" text:outline-level="1">システム概要</text:h>
      <text:p text:style-name="Text_20_body">今回開発を行ったmars（matsue ruby sns：以下本システムと呼称する）は、基本的な機能を提供する「基盤機能」と機能の拡張を提供する「拡張機能」とに別れている。基盤機能はSNSに必須と思われる機能（ログインやメッセージ機能）を持たせ、拡張機能ではコミュニティやブログといった機能を持たせる。</text:p>
      <text:p text:style-name="Text_20_body">また、基盤機能では拡張機能を動作させる仕組みが備わっており、拡張機能を追加することでそれまで無かった機能の追加が行えるようになる。</text:p>
      <text:p text:style-name="Text_20_body">本システムのディレクトリ構成は以下のようになる。</text:p>
      <text:p text:style-name="Text_20_body"><draw:frame draw:style-name="fr1" draw:name="枠5" text:anchor-type="paragraph" svg:x="0.882cm" svg:y="0.437cm" svg:width="14.444cm" draw:z-index="2"><draw:text-box fo:min-height="4.471cm"><text:p text:style-name="P5"><draw:g text:anchor-type="paragraph" draw:z-index="3" draw:style-name="gr1"><draw:frame draw:style-name="gr2" svg:width="2.269cm" svg:height="0.509cm" svg:x="0cm" svg:y="0cm"><draw:text-box><text:p><text:span text:style-name="T1">RAILS_ROOT</text:span></text:p></draw:text-box></draw:frame><draw:frame draw:style-name="gr3" svg:width="1.195cm" svg:height="0.528cm" svg:x="3.581cm" svg:y="0cm"><draw:text-box><text:p><text:span text:style-name="T1">app</text:span></text:p></draw:text-box></draw:frame><draw:frame draw:style-name="gr4" svg:width="1.456cm" svg:height="0.592cm" svg:x="3.581cm" svg:y="0.656cm"><draw:text-box><text:p><text:span text:style-name="T1">config</text:span></text:p></draw:text-box></draw:frame><draw:frame draw:style-name="gr5" svg:width="1.456cm" svg:height="0.791cm" svg:x="3.581cm" svg:y="1.986cm"><draw:text-box><text:p><text:span text:style-name="T1">vendor</text:span></text:p></draw:text-box></draw:frame><draw:frame draw:style-name="gr5" svg:width="2.077cm" svg:height="0.791cm" svg:x="6.135cm" svg:y="1.986cm"><draw:text-box><text:p><text:span text:style-name="T1">extensions</text:span></text:p></draw:text-box></draw:frame><draw:frame draw:style-name="gr4" svg:width="1.05cm" svg:height="0.592cm" svg:x="9.643cm" svg:y="1.986cm"><draw:text-box><text:p><text:span text:style-name="T1">blog</text:span></text:p></draw:text-box></draw:frame><draw:frame draw:style-name="gr4" svg:width="2.054cm" svg:height="0.592cm" svg:x="9.643cm" svg:y="3.316cm"><draw:text-box><text:p><text:span text:style-name="T1">community</text:span></text:p></draw:text-box></draw:frame><draw:line draw:style-name="gr6" draw:text-style-name="P32" svg:x1="2.268cm" svg:y1="0.291cm" svg:x2="3.342cm" svg:y2="0.291cm"><text:p/></draw:line><draw:line draw:style-name="gr6" draw:text-style-name="P32" svg:x1="2.746cm" svg:y1="0.291cm" svg:x2="2.746cm" svg:y2="2.249cm"><text:p/></draw:line><draw:line draw:style-name="gr6" draw:text-style-name="P32" svg:x1="2.746cm" svg:y1="0.912cm" svg:x2="3.295cm" svg:y2="0.912cm"><text:p/></draw:line><draw:line draw:style-name="gr6" draw:text-style-name="P32" svg:x1="2.746cm" svg:y1="2.249cm" svg:x2="3.295cm" svg:y2="2.249cm"><text:p/></draw:line><draw:frame draw:style-name="gr7" draw:text-style-name="P33" svg:width="0.837cm" svg:height="0.74cm" svg:x="3.367cm" svg:y="1.365cm"><draw:text-box><text:p text:style-name="P33"><text:span text:style-name="T1">...</text:span></text:p></draw:text-box></draw:frame><draw:frame draw:style-name="gr7" draw:text-style-name="P33" svg:width="0.837cm" svg:height="0.74cm" svg:x="9.643cm" svg:y="2.577cm"><draw:text-box><text:p text:style-name="P33"><text:span text:style-name="T1">...</text:span></text:p></draw:text-box></draw:frame><draw:line draw:style-name="gr6" draw:text-style-name="P32" svg:x1="4.916cm" svg:y1="2.249cm" svg:x2="5.872cm" svg:y2="2.249cm"><text:p/></draw:line><draw:line draw:style-name="gr6" draw:text-style-name="P32" svg:x1="8.211cm" svg:y1="2.249cm" svg:x2="9.502cm" svg:y2="2.249cm"><text:p/></draw:line><draw:line draw:style-name="gr6" draw:text-style-name="P32" svg:x1="8.858cm" svg:y1="2.249cm" svg:x2="8.858cm" svg:y2="3.634cm"><text:p/></draw:line><draw:line draw:style-name="gr6" draw:text-style-name="P32" svg:x1="8.858cm" svg:y1="3.634cm" svg:x2="9.502cm" svg:y2="3.634cm"><text:p/></draw:line><draw:rect draw:style-name="gr8" draw:text-style-name="P32" svg:width="2.267cm" svg:height="0.623cm" svg:x="5.944cm" svg:y="1.986cm"><text:p/></draw:rect><draw:rect draw:style-name="gr9" draw:text-style-name="P32" svg:width="2.246cm" svg:height="2.079cm" svg:x="9.523cm" svg:y="1.986cm"><text:p/></draw:rect><draw:frame draw:style-name="gr10" draw:text-style-name="P34" svg:width="3.513cm" svg:height="1.027cm" svg:x="3.149cm" svg:y="3.443cm"><draw:text-box><text:p><text:span text:style-name="T2">拡張機能を入れるディレクトリ</text:span></text:p></draw:text-box></draw:frame><draw:frame draw:style-name="gr11" draw:text-style-name="P34" svg:width="2.437cm" svg:height="0.738cm" svg:x="12.007cm" svg:y="0.653cm"><draw:text-box><text:p><text:span text:style-name="T2">各拡張機能</text:span></text:p></draw:text-box></draw:frame><draw:line draw:style-name="gr12" draw:text-style-name="P32" svg:x1="5.562cm" svg:y1="3.444cm" svg:x2="6.469cm" svg:y2="2.775cm"><text:p/></draw:line><draw:line draw:style-name="gr12" draw:text-style-name="P32" svg:x1="12.007cm" svg:y1="1.199cm" svg:x2="11.077cm" svg:y2="1.868cm"><text:p/></draw:line></draw:g>図 <text:sequence text:ref-name="refIllustration0" text:name="Illustration" text:formula="ooow:Illustration+1" style:num-format="1">1</text:sequence>:本システムのディレクトリ構成</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図<text:sequence-ref text:reference-format="value" text:ref-name="refIllustration0">1</text:sequence-ref>の通り、各extensionはvendor/extensions以下にディレクトリを作成して、その中で機能の実装を行う。</text:p>
      <text:p text:style-name="Text_20_body"/>
      <text:p text:style-name="Text_20_body"/>
      <text:p text:style-name="Text_20_body"/>
      <text:p text:style-name="Text_20_body"/>
      <text:h text:style-name="P22" text:outline-level="1">機能作成手順</text:h>
      <text:p text:style-name="Text_20_body">前述した通り、基盤機能と拡張機能とに分かれており、新たに機能を追加する際、どちら側に作成するかで手順が異なる。ここでは、それぞれについて機能作成を行う手順を説明する。</text:p>
      <text:p text:style-name="Text_20_body">なお、これ以降に記述されるコマンドやファイルパスに関して、特に断りが無ければ全てカレントディレクトリはRAILS_ROOTであるものとする。</text:p>
      <text:h text:style-name="Heading_20_2" text:outline-level="2"><text:bookmark-start text:name="__RefNumPara__34294525"/>基盤側機能作成手順<text:bookmark-end text:name="__RefNumPara__34294525"/></text:h>
      <text:p text:style-name="Text_20_body">例として、今回基盤機能として開発している、「メッセージ機能」で使用するコントローラの作成、及びアクションとしてindexとsearch_outboxを作成する手順を説明する。</text:p>
      <text:list xml:id="list1490968763" text:style-name="L1">
        <text:list-item>
          <text:p text:style-name="P24">generatorを使用して、コントローラとビューを作成する。</text:p>
        </text:list-item>
        <text:list-item>
          <text:p text:style-name="P24"><draw:frame draw:style-name="fr2" draw:name="枠9" text:anchor-type="paragraph" svg:x="1.409cm" svg:y="0.213cm" svg:width="14.254cm" draw:z-index="6"><draw:text-box fo:min-height="0.861cm"><text:p text:style-name="P7">$ ./script/generate controller messages search_outbox</text:p></draw:text-box></draw:frame>app/views/messages/_init.html.erbファイルを作成する。<text:line-break/>このファイルは、共通レイアウトファイルであるapp/views/layouts/application.html.erbファイルから読み込まれるpartialであり、ここにこのコントローラ（messages_controller.rb）固有でjavascriptやCSSファイルを読み込む場合はその処理を記述する。</text:p>
        </text:list-item>
        <text:list-item>
          <text:p text:style-name="P24"><draw:frame draw:style-name="fr2" draw:name="枠10" text:anchor-type="paragraph" svg:x="1.409cm" svg:y="0.907cm" svg:width="14.254cm" draw:z-index="7"><draw:text-box fo:min-height="2.314cm"><text:p text:style-name="P8">map.resources :messages,</text:p><text:p text:style-name="P20"><text:s text:c="2"/>:collection =&gt; {</text:p><text:p text:style-name="P20"><text:s text:c="2"/>:search_outbox =&gt; [:get, :post]</text:p><text:p text:style-name="P20">}</text:p></draw:text-box></draw:frame>config/routes.rbの、messages関係のroutingを以下のように編集する。</text:p>
        </text:list-item>
        <text:list-item>
          <text:p text:style-name="P24">作成したビューが表示されることを確認する。<text:line-break/>indexを表示するには、http://localhost:3000/messages/にアクセスする。<text:line-break/>search_outboxを表示するには、http://localhost:3000/messages/search_outboxにアクセスする。</text:p>
        </text:list-item>
      </text:list>
      <text:p text:style-name="Text_20_body"/>
      <text:p text:style-name="Text_20_body">上記操作で作成したディレクトリ、ファイルの構成の一部を図<text:sequence-ref text:reference-format="value" text:ref-name="refIllustration1">2</text:sequence-ref>に示す。</text:p>
      <text:p text:style-name="Text_20_body"><draw:frame draw:style-name="fr1" draw:name="枠1" text:anchor-type="paragraph" svg:x="0.882cm" svg:y="0.437cm" svg:width="14.755cm" draw:z-index="11"><draw:text-box fo:min-height="3.459cm"><text:p text:style-name="P6"><draw:frame text:anchor-type="paragraph" draw:z-index="23" draw:style-name="gr14" svg:width="2.629cm" svg:height="0.528cm" svg:x="6.874cm" svg:y="0.954cm"><draw:text-box><text:p><text:span text:style-name="T1">messages</text:span></text:p></draw:text-box></draw:frame><draw:line text:anchor-type="paragraph" draw:z-index="22" draw:style-name="gr15" draw:text-style-name="P32" svg:x1="5.969cm" svg:y1="1.245cm" svg:x2="6.518cm" svg:y2="1.245cm"><text:p/></draw:line><draw:frame text:anchor-type="paragraph" draw:z-index="21" draw:style-name="gr14" svg:width="1.172cm" svg:height="0.528cm" svg:x="4.941cm" svg:y="0.93cm"><draw:text-box><text:p><text:span text:style-name="T1">views</text:span></text:p></draw:text-box></draw:frame><draw:line text:anchor-type="paragraph" draw:z-index="20" draw:style-name="gr15" draw:text-style-name="P32" svg:x1="4.489cm" svg:y1="1.247cm" svg:x2="4.847cm" svg:y2="1.247cm"><text:p/></draw:line><draw:line text:anchor-type="paragraph" draw:z-index="19" draw:style-name="gr15" draw:text-style-name="P32" svg:x1="4.489cm" svg:y1="0.302cm" svg:x2="4.489cm" svg:y2="1.247cm"><text:p/></draw:line><draw:frame text:anchor-type="paragraph" draw:z-index="18" draw:style-name="gr14" svg:width="5.158cm" svg:height="0.528cm" svg:x="7.855cm" svg:y="0.019cm"><draw:text-box><text:p><text:span text:style-name="T1">messages_controller.rb</text:span></text:p></draw:text-box></draw:frame><draw:line text:anchor-type="paragraph" draw:z-index="17" draw:style-name="gr15" draw:text-style-name="P32" svg:x1="6.996cm" svg:y1="0.302cm" svg:x2="7.545cm" svg:y2="0.302cm"><text:p/></draw:line><draw:frame text:anchor-type="paragraph" draw:z-index="16" draw:style-name="gr14" svg:width="2.223cm" svg:height="0.528cm" svg:x="4.941cm" svg:y="0cm"><draw:text-box><text:p><text:span text:style-name="T1">controllers</text:span></text:p></draw:text-box></draw:frame><draw:line text:anchor-type="paragraph" draw:z-index="15" draw:style-name="gr15" draw:text-style-name="P32" svg:x1="4.226cm" svg:y1="0.302cm" svg:x2="4.775cm" svg:y2="0.302cm"><text:p/></draw:line><draw:line text:anchor-type="paragraph" draw:z-index="14" draw:style-name="gr15" draw:text-style-name="P32" svg:x1="2.268cm" svg:y1="0.302cm" svg:x2="3.342cm" svg:y2="0.302cm"><text:p/></draw:line><draw:frame text:anchor-type="paragraph" draw:z-index="13" draw:style-name="gr14" svg:width="1.195cm" svg:height="0.528cm" svg:x="3.581cm" svg:y="0cm"><draw:text-box><text:p><text:span text:style-name="T1">app</text:span></text:p></draw:text-box></draw:frame><draw:frame text:anchor-type="paragraph" draw:z-index="12" draw:style-name="gr13" svg:width="2.269cm" svg:height="0.509cm" svg:x="0cm" svg:y="0cm"><draw:text-box><text:p><text:span text:style-name="T1">RAILS_ROOT</text:span></text:p></draw:text-box></draw:frame></text:p><text:p text:style-name="P6"><draw:line text:anchor-type="paragraph" draw:z-index="24" draw:style-name="gr15" draw:text-style-name="P32" svg:x1="8.668cm" svg:y1="0.452cm" svg:x2="9.502cm" svg:y2="0.452cm"><text:p/></draw:line><draw:frame text:anchor-type="paragraph" draw:z-index="28" draw:style-name="gr14" svg:width="2.985cm" svg:height="0.528cm" svg:x="9.597cm" svg:y="0.162cm"><draw:text-box><text:p><text:span text:style-name="T1">index.html.erb</text:span></text:p></draw:text-box></draw:frame><draw:line text:anchor-type="paragraph" draw:z-index="25" draw:style-name="gr15" draw:text-style-name="P32" svg:x1="9.094cm" svg:y1="0.452cm" svg:x2="9.094cm" svg:y2="1.815cm"><text:p/></draw:line></text:p><text:p text:style-name="P6"><draw:frame text:anchor-type="paragraph" draw:z-index="29" draw:style-name="gr14" svg:width="4.85cm" svg:height="0.528cm" svg:x="9.691cm" svg:y="0.086cm"><draw:text-box><text:p><text:span text:style-name="T1">search_outbox.html.erb</text:span></text:p></draw:text-box></draw:frame><draw:line text:anchor-type="paragraph" draw:z-index="26" draw:style-name="gr15" draw:text-style-name="P32" svg:x1="9.094cm" svg:y1="0.353cm" svg:x2="9.643cm" svg:y2="0.353cm"><text:p/></draw:line></text:p><text:p text:style-name="P6"><draw:line text:anchor-type="paragraph" draw:z-index="27" draw:style-name="gr15" draw:text-style-name="P32" svg:x1="9.049cm" svg:y1="0.326cm" svg:x2="9.598cm" svg:y2="0.326cm"><text:p/></draw:line><draw:frame text:anchor-type="paragraph" draw:z-index="30" draw:style-name="gr14" svg:width="2.985cm" svg:height="0.528cm" svg:x="9.643cm" svg:y="0.083cm"><draw:text-box><text:p><text:span text:style-name="T1">_init.html.erb</text:span></text:p></draw:text-box></draw:frame></text:p><text:p text:style-name="P6">図 <text:sequence text:ref-name="refIllustration1" text:name="Illustration" text:formula="ooow:Illustration+1" style:num-format="1">2</text:sequence>:基盤側機能ディレクトリ構成図</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1" text:outline-level="2">拡張側機能作成手順</text:h>
      <text:p text:style-name="Text_20_body">例として、今回拡張機能として開発している、「コミュニティ機能」で使用するコントローラの作成、及びアクションとしてindexとsearchを作成する手順を説明する。</text:p>
      <text:list xml:id="list1271739918" text:style-name="L2">
        <text:list-item>
          <text:p text:style-name="P25"><draw:frame draw:style-name="fr2" draw:name="枠11" text:anchor-type="paragraph" svg:x="1.48cm" svg:y="1.392cm" svg:width="14.254cm" draw:z-index="8"><draw:text-box fo:min-height="0.861cm"><text:p text:style-name="P7">$ ./script/generate extension Community</text:p></draw:text-box></draw:frame>Communityという名前の拡張機能を作成する。ただし、既にCommunityという拡張機能がある場合は、この手順は必要ない。</text:p>
        </text:list-item>
        <text:list-item>
          <text:p text:style-name="P25"><draw:frame draw:style-name="fr2" draw:name="枠12" text:anchor-type="paragraph" svg:x="1.36cm" svg:y="2.464cm" svg:width="14.254cm" draw:z-index="9"><draw:text-box fo:min-height="0.861cm"><text:p text:style-name="P7">$ ./script/generate extension_controller Community communities index search</text:p></draw:text-box></draw:frame>拡張機能Communityの下に、generatorを使用してコントローラとビューを作成する。<text:line-break/></text:p>
        </text:list-item>
        <text:list-item>
          <text:p text:style-name="P25">vendor/extensions/community/app/views/communities/_init.html.erbファイルを作成する。<text:line-break/>役割は、<text:bookmark-ref text:reference-format="number-all-superior" text:ref-name="__RefNumPara__34294525">2.1.</text:bookmark-ref><text:bookmark-ref text:reference-format="text" text:ref-name="__RefNumPara__34294525">基盤側機能作成手順</text:bookmark-ref>のときと同様なので省略する。</text:p>
        </text:list-item>
        <text:list-item>
          <text:p text:style-name="P25"><draw:frame draw:style-name="fr2" draw:name="枠13" text:anchor-type="paragraph" svg:x="1.408cm" svg:y="1.03cm" svg:width="14.254cm" draw:z-index="10"><draw:text-box fo:min-height="1.739cm"><text:p text:style-name="P8">map.resources :communities, :collection =&gt; {</text:p><text:p text:style-name="P8"><text:s text:c="4"/>:search =&gt; :get,</text:p><text:p text:style-name="P8">}</text:p></draw:text-box></draw:frame>vendor/extensions/community/config/routes.rbを以下のように編集する</text:p>
        </text:list-item>
        <text:list-item>
          <text:p text:style-name="P25">サーバを再起動させ、作成したビューが表示されることを確認する。<text:line-break/>indexを表示するには、http://localhost:3000/communities/にアクセスする。<text:line-break/>searchを表示するには、http://localhost:3000/communities/searchにアクセスする。<text:line-break/>ここで表示されるビューのレイアウトは、基盤側にあるapp/views/layouts/application.html.erbファイルが適用される。</text:p>
        </text:list-item>
      </text:list>
      <text:p text:style-name="P14"/>
      <text:p text:style-name="Text_20_body">上記操作で作成したディレクトリ、ファイルの構成の一部を図<text:sequence-ref text:reference-format="value" text:ref-name="refIllustration2">3</text:sequence-ref>に示す。ただし、RAILS_ROOT/vendor/extensions/をカレントディレクトリとして見たときの構成図とする。</text:p>
      <text:p text:style-name="Text_20_body"><draw:frame draw:style-name="fr1" draw:name="枠2" text:anchor-type="paragraph" svg:x="0.859cm" svg:y="0.437cm" svg:width="14.325cm" draw:z-index="31"><draw:text-box fo:min-height="3.695cm"><text:p text:style-name="P6"><draw:frame text:anchor-type="paragraph" draw:z-index="32" draw:style-name="gr13" svg:width="1.696cm" svg:height="0.509cm" svg:x="0.381cm" svg:y="0cm"><draw:text-box><text:p><text:span text:style-name="T1">community</text:span></text:p></draw:text-box></draw:frame><draw:frame text:anchor-type="paragraph" draw:z-index="33" draw:style-name="gr14" svg:width="1.195cm" svg:height="0.528cm" svg:x="3.581cm" svg:y="0cm"><draw:text-box><text:p><text:span text:style-name="T1">app</text:span></text:p></draw:text-box></draw:frame><draw:line text:anchor-type="paragraph" draw:z-index="34" draw:style-name="gr15" draw:text-style-name="P32" svg:x1="2.268cm" svg:y1="0.302cm" svg:x2="3.342cm" svg:y2="0.302cm"><text:p/></draw:line><draw:line text:anchor-type="paragraph" draw:z-index="35" draw:style-name="gr15" draw:text-style-name="P32" svg:x1="4.226cm" svg:y1="0.302cm" svg:x2="4.775cm" svg:y2="0.302cm"><text:p/></draw:line><draw:frame text:anchor-type="paragraph" draw:z-index="36" draw:style-name="gr14" svg:width="2.223cm" svg:height="0.528cm" svg:x="4.941cm" svg:y="0cm"><draw:text-box><text:p><text:span text:style-name="T1">controllers</text:span></text:p></draw:text-box></draw:frame><draw:line text:anchor-type="paragraph" draw:z-index="37" draw:style-name="gr15" draw:text-style-name="P32" svg:x1="7.066cm" svg:y1="0.302cm" svg:x2="7.615cm" svg:y2="0.302cm"><text:p/></draw:line><draw:frame text:anchor-type="paragraph" draw:z-index="38" draw:style-name="gr14" svg:width="5.158cm" svg:height="0.528cm" svg:x="7.83cm" svg:y="0cm"><draw:text-box><text:p><text:span text:style-name="T1">communities_controller.rb</text:span></text:p></draw:text-box></draw:frame><draw:line text:anchor-type="paragraph" draw:z-index="39" draw:style-name="gr15" draw:text-style-name="P32" svg:x1="4.489cm" svg:y1="0.302cm" svg:x2="4.489cm" svg:y2="1.247cm"><text:p/></draw:line><draw:line text:anchor-type="paragraph" draw:z-index="40" draw:style-name="gr15" draw:text-style-name="P32" svg:x1="4.489cm" svg:y1="1.247cm" svg:x2="4.847cm" svg:y2="1.247cm"><text:p/></draw:line><draw:frame text:anchor-type="paragraph" draw:z-index="41" draw:style-name="gr14" svg:width="1.172cm" svg:height="0.528cm" svg:x="4.941cm" svg:y="0.93cm"><draw:text-box><text:p><text:span text:style-name="T1">views</text:span></text:p></draw:text-box></draw:frame><draw:line text:anchor-type="paragraph" draw:z-index="42" draw:style-name="gr15" draw:text-style-name="P32" svg:x1="5.969cm" svg:y1="1.245cm" svg:x2="6.518cm" svg:y2="1.245cm"><text:p/></draw:line> <text:s text:c="8"/></text:p><text:p text:style-name="P6"><draw:frame text:anchor-type="paragraph" draw:z-index="43" draw:style-name="gr14" svg:width="2.629cm" svg:height="0.528cm" svg:x="6.588cm" svg:y="0.178cm"><draw:text-box><text:p><text:span text:style-name="T1">communities</text:span></text:p></draw:text-box></draw:frame><draw:line text:anchor-type="paragraph" draw:z-index="44" draw:style-name="gr15" draw:text-style-name="P32" svg:x1="8.812cm" svg:y1="0.42cm" svg:x2="9.646cm" svg:y2="0.42cm"><text:p/></draw:line><draw:line text:anchor-type="paragraph" draw:z-index="45" draw:style-name="gr15" draw:text-style-name="P32" svg:x1="9.193cm" svg:y1="0.42cm" svg:x2="9.193cm" svg:y2="1.783cm"><text:p/></draw:line><draw:frame text:anchor-type="paragraph" draw:z-index="48" draw:style-name="gr14" svg:width="2.985cm" svg:height="0.528cm" svg:x="9.837cm" svg:y="0.131cm"><draw:text-box><text:p><text:span text:style-name="T1">index.html.erb</text:span></text:p></draw:text-box></draw:frame></text:p><text:p text:style-name="P6"><draw:line text:anchor-type="paragraph" draw:z-index="46" draw:style-name="gr15" draw:text-style-name="P32" svg:x1="9.193cm" svg:y1="0.322cm" svg:x2="9.742cm" svg:y2="0.322cm"><text:p/></draw:line><draw:frame text:anchor-type="paragraph" draw:z-index="49" draw:style-name="gr14" svg:width="2.985cm" svg:height="0.528cm" svg:x="9.86cm" svg:y="0.055cm"><draw:text-box><text:p><text:span text:style-name="T1">list.html.erb</text:span></text:p></draw:text-box></draw:frame></text:p><text:p text:style-name="P6"><draw:line text:anchor-type="paragraph" draw:z-index="47" draw:style-name="gr15" draw:text-style-name="P32" svg:x1="9.193cm" svg:y1="0.294cm" svg:x2="9.742cm" svg:y2="0.294cm"><text:p/></draw:line><draw:frame text:anchor-type="paragraph" draw:z-index="50" draw:style-name="gr14" svg:width="2.985cm" svg:height="0.528cm" svg:x="9.883cm" svg:y="0.051cm"><draw:text-box><text:p><text:span text:style-name="T1">_init.html.erb</text:span></text:p></draw:text-box></draw:frame></text:p><text:p text:style-name="P6">図 <text:sequence text:ref-name="refIllustration2" text:name="Illustration" text:formula="ooow:Illustration+1" style:num-format="1">3</text:sequence>:拡張側機能ディレクトリ構成図</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0"/>
      <text:p text:style-name="P11">後は、通常のRAILSアプリケーションを作成する要領と同じとなる。上記に出てきたgenerator及びその他のgeneratorに関しては、<text:bookmark-ref text:reference-format="chapter" text:ref-name="__RefNumPara__37532624">6</text:bookmark-ref><text:bookmark-ref text:reference-format="text" text:ref-name="__RefNumPara__37532624">各種rakeタスク、及びgenerator</text:bookmark-ref>を参照して下さい。</text:p>
      <text:p text:style-name="Text_20_body"/>
      <text:h text:style-name="P22" text:outline-level="1">スキーマの作成とデータのロード</text:h>
      <text:p text:style-name="Text_20_body">本システムは、基盤機能と拡張機能とに別れているため、migrationファイルやfixtureファイルが一ヶ所ではなく、複数箇所に分散している。そのため、通常のRAILSで行うmigrateやfixtureファイルのロード方法では期待通り動かない。</text:p>
      <text:p text:style-name="Text_20_body">以下に、本システムにおけるスキーマの作成方法、及びfixtureのデータのロード方法について記す。</text:p>
      <text:p text:style-name="Text_20_body"/>
      <text:p text:style-name="P9">スキーマ作成方法</text:p>
      <text:p text:style-name="Text_20_body"><draw:frame draw:style-name="fr2" draw:name="枠3" text:anchor-type="paragraph" svg:x="1.385cm" svg:y="0.235cm" svg:width="14.254cm" draw:z-index="0"><draw:text-box fo:min-height="1.406cm"><text:p text:style-name="P7">$ rake db:migrate</text:p><text:p text:style-name="P7">$ rake db:migrate:extensions</text:p></draw:text-box></draw:frame>最初のコマンドで、db/migrate/以下にあるmigrationファイルを、次のコマンドで各extension以下にあるmigrationファイルを読み込み、スキーマの作成を行う。また、基盤側のみでスキーマ変更があれば前者だけ実行し、拡張機能側で変更があった際は後者を実行すればそれぞれ反映される。</text:p>
      <text:p text:style-name="Text_20_body"/>
      <text:p text:style-name="P9">fixtureのデータのロード方法</text:p>
      <text:p text:style-name="Text_20_body"><draw:frame draw:style-name="fr2" draw:name="枠4" text:anchor-type="paragraph" svg:x="1.385cm" svg:y="0.235cm" svg:width="14.254cm" draw:z-index="1"><draw:text-box fo:min-height="0.972cm"><text:p text:style-name="P7">$ rake mars:test_data:load</text:p></draw:text-box></draw:frame>上記コマンドで、基盤側にあるfixture及び、各拡張側のfixture全てをロードする。</text:p>
      <text:p text:style-name="P11"/>
      <text:h text:style-name="P22" text:outline-level="1">テスト</text:h>
      <text:p text:style-name="Text_20_body">本システムでは、通常のrake testを実行すると、基盤機能に関するテストしか実行されない。拡張機能側のテストを実行するには、以下のコマンドを実行する。</text:p>
      <text:p text:style-name="Text_20_body"><draw:frame draw:style-name="fr2" draw:name="枠7" text:anchor-type="paragraph" svg:x="1.385cm" svg:y="0.235cm" svg:width="14.254cm" draw:z-index="4"><draw:text-box fo:min-height="0.926cm"><text:p text:style-name="P7">$ rake test:extensions EXT=MyExt</text:p></draw:text-box></draw:frame>引数のEXTは、拡張機能名を取る。何も指定しなければ、全ての拡張機能のテストが実行される。</text:p>
      <text:p text:style-name="Text_20_body"/>
      <text:p text:style-name="Text_20_body">また、テストプログラムで使用するテストデータは、マスタデータ以外はfixtureを使用せずに書く。マスタデータ以外のデータは、machinistというプラグインを使用して、各テストごとに必要なデータを都度作成する、という方針を取っている。</text:p>
      <text:p text:style-name="Text_20_body">例として、Communityという拡張機能があり、そのディレクトリ下のtest/blueprint.rbが以下のように記述されていたとする。</text:p>
      <text:p text:style-name="Text_20_body"><draw:frame draw:style-name="fr2" draw:name="枠8" text:anchor-type="paragraph" svg:x="1.385cm" svg:y="0.235cm" svg:width="14.254cm" draw:z-index="5"><draw:text-box fo:min-height="2.671cm"><text:p text:style-name="P8">Community.blueprint do </text:p><text:p text:style-name="P8"><text:s text:c="2"/>name { "コミュニティ名" } </text:p><text:p text:style-name="P8"><text:s text:c="2"/>comment { "説明文" } </text:p><text:p text:style-name="P8"><text:s text:c="2"/>visibility { 3 } </text:p><text:p text:style-name="P8">end </text:p></draw:text-box></draw:frame>テストプログラム内で、Community.makeと実行すれば、nameとcommentとvisibilityが上記の値となるcommunitiesテーブルのレコードが1件作成され、そのオブジェクトが返ってくる。この属性値はmakeメソッドの引数で上書きもできるので、上記の値はデフォルト値、という形になる。</text:p>
      <text:p text:style-name="Text_20_body">machinistの詳しい使用方法については、vendor/plugins/machinist/README.markdownを参照して下さい。</text:p>
      <text:h text:style-name="P22" text:outline-level="1">拡張機能側の静的ファイルの取扱い</text:h>
      <text:p text:style-name="P10">基盤システム側から、拡張機能側の画像、javascript、stylesheetを参照するために、本システムは、サーバを起動した際に各拡張機能のpublic以下の、images、javascripts、stylesheets以下にある拡張機能名と同名のディレクトリへのシンボリックリンクが作成される。</text:p>
      <text:p text:style-name="P10"><draw:frame draw:style-name="fr2" draw:name="枠6" text:anchor-type="paragraph" svg:x="1.432cm" svg:y="0.891cm" svg:width="14.873cm" draw:z-index="51"><draw:text-box fo:min-height="4.034cm"><text:p text:style-name="P15">RAILS_ROOT/public/images/community -&gt; </text:p><text:p text:style-name="P15"><text:s text:c="2"/>RAILS_ROOT/vendor/extensions/community/public/images/community</text:p><text:p text:style-name="P15"/><text:p text:style-name="P15">RAILS_ROOT/public/stylesheets/community -&gt;</text:p><text:p text:style-name="P15"><text:s text:c="2"/>RAILS_ROOT/vendor/extensions/community/public/stylesheets/community</text:p><text:p text:style-name="P15"/><text:p text:style-name="P15">RAILS_ROOT/public/javascripts/community -&gt;</text:p><text:p text:style-name="P15"><text:s text:c="2"/>RAILS_ROOT/vendor/extensions/community/public/javascripts/community</text:p></draw:text-box></draw:frame>例として、拡張機能名communityがある場合、以下のようなシンボリックリンクが作成される。</text:p>
      <text:p text:style-name="P10">そのため、例えば拡張機能側のpublic/images/以下に直接ファイルを置くと、そのファイルは基盤側からは見えないため、参照できない。<text:line-break/> </text:p>
      <text:h text:style-name="P22" text:outline-level="1"><text:bookmark-start text:name="__RefNumPara__37532624"/>各種rakeタスク、及びgenerator<text:bookmark-end text:name="__RefNumPara__37532624"/></text:h>
      <text:p text:style-name="Text_20_body">本システム開発用に作成したrakeタスク、及びgeneratorを以下に記す（これまでに出てきたものも含む）。</text:p>
      <text:p text:style-name="Text_20_body"/>
      <text:p text:style-name="P9">rakeタスク</text:p>
      <text:p text:style-name="P9"/>
      <table:table table:name="表14" table:style-name="表14">
        <table:table-column table:style-name="表14.A"/>
        <table:table-column table:style-name="表14.B"/>
        <table:table-row>
          <table:table-cell table:style-name="表14.A1" office:value-type="string">
            <text:p text:style-name="P12">タスク名</text:p>
          </table:table-cell>
          <table:table-cell table:style-name="表14.B1" office:value-type="string">
            <text:p text:style-name="P12">説明</text:p>
          </table:table-cell>
        </table:table-row>
        <table:table-row>
          <table:table-cell table:style-name="表14.A2" office:value-type="string">
            <text:p text:style-name="機能一覧表">db:migrate:extensions</text:p>
          </table:table-cell>
          <table:table-cell table:style-name="表14.B2" office:value-type="string">
            <text:p text:style-name="機能一覧表">各拡張機能にあるmigrationファイルからスキーマの作成を行う。</text:p>
          </table:table-cell>
        </table:table-row>
        <table:table-row>
          <table:table-cell table:style-name="表14.A2" office:value-type="string">
            <text:p text:style-name="機能一覧表">mars:db:init</text:p>
          </table:table-cell>
          <table:table-cell table:style-name="表14.B2" office:value-type="string">
            <text:p text:style-name="機能一覧表">データベースの中身をデータを空でスキーマのみ定義された状態にする。</text:p>
            <text:p text:style-name="機能一覧表">基盤側、拡張側のスキーマどちらも作成を行う。</text:p>
          </table:table-cell>
        </table:table-row>
        <table:table-row>
          <table:table-cell table:style-name="表14.A2" office:value-type="string">
            <text:p text:style-name="機能一覧表">mars:test_data:load</text:p>
          </table:table-cell>
          <table:table-cell table:style-name="表14.B2" office:value-type="string">
            <text:p text:style-name="機能一覧表">基盤機能側にあるfixture、及び各拡機能側にあるfixtureどちらもロードする。</text:p>
          </table:table-cell>
        </table:table-row>
        <table:table-row>
          <table:table-cell table:style-name="表14.A2" office:value-type="string">
            <text:p text:style-name="機能一覧表">test:extensions EXT=MyExt</text:p>
          </table:table-cell>
          <table:table-cell table:style-name="表14.B2" office:value-type="string">
            <text:p text:style-name="機能一覧表">拡張機能にあるテストを実行する。EXTを指定すると、該当する拡張機能のみテストを行い、指定しなければ全ての拡張機能にあるテストを実行する。</text:p>
          </table:table-cell>
        </table:table-row>
      </table:table>
      <text:p text:style-name="P4"/>
      <text:p text:style-name="P9"/>
      <text:p text:style-name="P9">generator</text:p>
      <text:p text:style-name="P9"/>
      <table:table table:name="表13" table:style-name="表13">
        <table:table-column table:style-name="表13.A"/>
        <table:table-column table:style-name="表13.B"/>
        <table:table-row>
          <table:table-cell table:style-name="表13.A1" office:value-type="string">
            <text:p text:style-name="P12">generator名</text:p>
          </table:table-cell>
          <table:table-cell table:style-name="表13.B1" office:value-type="string">
            <text:p text:style-name="P12">説明</text:p>
          </table:table-cell>
        </table:table-row>
        <table:table-row>
          <table:table-cell table:style-name="表13.A2" office:value-type="string">
            <text:p text:style-name="P13">extension</text:p>
          </table:table-cell>
          <table:table-cell table:style-name="表13.B2" office:value-type="string">
            <text:p text:style-name="P13">拡張機能を格納するディレクトリ、及びその下に必要なファイルを一通り作成する。</text:p>
          </table:table-cell>
        </table:table-row>
        <table:table-row>
          <table:table-cell table:style-name="表13.A2" office:value-type="string">
            <text:p text:style-name="機能一覧表">extension_controller</text:p>
          </table:table-cell>
          <table:table-cell table:style-name="表13.B2" office:value-type="string">
            <text:p text:style-name="機能一覧表">対象の拡張機能を指定する、という点を除いて通常のcontroller generatorと同じ。</text:p>
          </table:table-cell>
        </table:table-row>
        <table:table-row>
          <table:table-cell table:style-name="表13.A2" office:value-type="string">
            <text:p text:style-name="機能一覧表">extension_model</text:p>
          </table:table-cell>
          <table:table-cell table:style-name="表13.B2" office:value-type="string">
            <text:p text:style-name="機能一覧表">対象の拡張機能を指定する、という点を除いて通常のmodel generatorと同じ</text:p>
          </table:table-cell>
        </table:table-row>
        <table:table-row>
          <table:table-cell table:style-name="表13.A2" office:value-type="string">
            <text:p text:style-name="機能一覧表">extension_migration</text:p>
          </table:table-cell>
          <table:table-cell table:style-name="表13.B2" office:value-type="string">
            <text:p text:style-name="機能一覧表">対象の拡張機能を指定する、という点を除いて通常のmigration generatorと同じ。</text:p>
          </table:table-cell>
        </table:table-row>
        <table:table-row>
          <table:table-cell table:style-name="表13.A2" office:value-type="string">
            <text:p text:style-name="機能一覧表">extension_mailer</text:p>
          </table:table-cell>
          <table:table-cell table:style-name="表13.B2" office:value-type="string">
            <text:p text:style-name="機能一覧表">対象の拡張機能を指定する、という点を除いて通常のmailer generatorと同じ。</text:p>
          </table:table-cell>
        </table:table-row>
        <table:table-row>
          <table:table-cell table:style-name="表13.A2" office:value-type="string">
            <text:p text:style-name="機能一覧表">matsuesns_scaffold</text:p>
          </table:table-cell>
          <table:table-cell table:style-name="表13.B2" office:value-type="string">
            <text:p text:style-name="機能一覧表">通常のscaffoldと比較して、作成、更新時の確認画面の雛形を作成する。</text:p>
            <text:p text:style-name="機能一覧表">また、画面の一部は基盤側にある共通画面を使用しているため、画面作成のコストが省ける。</text:p>
          </table:table-cell>
        </table:table-row>
      </table:table>
      <text:p text:style-name="P4"/>
      <text:p text:style-name="P10">通常、新しく拡張機能を作成する際は、./script/generate extension MyExtと実行する。その中で必要な各ファイルの雛形を上記のgeneratorを用いて作成していくという手順となる。</text:p>
      <text:p text:style-name="P10">generatorの詳しい実行方法は、./script/generate/GENERATOR -h とコマンドを実行すると、詳細な情報が表示されるので、引数のとり方等はそちらを参照下さい。</text:p>
      <text:p text:style-name="P9"/>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IPA明朝2" svg:font-family="IPA明朝" style:font-pitch="fixed"/>
    <style:font-face style:name="IPA明朝" svg:font-family="IPA明朝" style:font-adornments="標準" style:font-pitch="fixed"/>
    <style:font-face style:name="IPA P明朝" svg:font-family="'IPA P明朝'" style:font-adornments="太字" style:font-pitch="variable"/>
    <style:font-face style:name="IPA明朝3" svg:font-family="IPA明朝" style:font-pitch="variable"/>
    <style:font-face style:name="IPA明朝1" svg:font-family="IPA明朝" style:font-adornments="標準" style:font-pitch="variable"/>
    <style:font-face style:name="VL ゴシック2" svg:font-family="'VL ゴシック'" style:font-pitch="variable"/>
    <style:font-face style:name="東風明朝1" svg:font-family="東風明朝" style:font-pitch="variable"/>
    <style:font-face style:name="東風明朝" svg:font-family="東風明朝" style:font-family-generic="roman" style:font-pitch="variable"/>
    <style:font-face style:name="VL ゴシック" svg:font-family="'VL ゴシック'" style:font-family-generic="swiss" style:font-pitch="variable"/>
    <style:font-face style:name="VL ゴシック1" svg:font-family="'VL ゴシック'" style:font-family-generic="system" style:font-pitch="variable"/>
  </office:font-face-decls>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東風明朝" fo:font-size="12pt" fo:language="en" fo:country="US" style:letter-kerning="true" style:font-name-asian="VL ゴシック1" style:font-size-asian="12pt" style:language-asian="ja" style:country-asian="JP" style:font-name-complex="VL ゴシック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indent="0cm" style:auto-text-indent="false" style:page-number="auto"/>
      <style:text-properties fo:font-size="9pt" style:font-name-asian="IPA明朝1" style:font-size-asian="9pt"/>
    </style:style>
    <style:style style:name="Heading" style:family="paragraph" style:parent-style-name="Standard" style:next-style-name="Text_20_body" style:class="text">
      <style:paragraph-properties fo:margin-top="0.423cm" fo:margin-bottom="0.212cm" fo:keep-with-next="always"/>
      <style:text-properties style:font-name="VL ゴシック" fo:font-size="14pt" style:font-name-asian="VL ゴシック1" style:font-size-asian="14pt" style:font-name-complex="VL ゴシック1" style:font-size-complex="14pt"/>
    </style:style>
    <style:style style:name="Text_20_body" style:display-name="Text body" style:family="paragraph" style:parent-style-name="Standard" style:class="text" style:master-page-name="">
      <style:paragraph-properties fo:margin-left="0.3cm" fo:margin-right="0cm" fo:margin-top="0cm" fo:margin-bottom="0cm" style:line-height-at-least="0.199cm" fo:text-indent="0.3cm" style:auto-text-indent="false" style:page-number="auto"/>
      <style:text-properties fo:font-size="10.5pt" style:font-size-asian="10.5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7pt" fo:font-style="normal" style:font-size-asian="7pt" style:font-style-asian="normal"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default-outline-level="1">
      <style:paragraph-properties style:page-number="auto"/>
      <style:text-properties style:font-name="IPA明朝1" fo:font-size="13pt" fo:font-weight="normal" style:font-name-asian="IPA明朝1" style:font-size-asian="13pt" style:font-weight-asian="normal" style:font-size-complex="115%" style:font-weight-complex="bold"/>
    </style:style>
    <style:style style:name="Heading_20_2" style:display-name="Heading 2" style:family="paragraph" style:parent-style-name="Heading" style:next-style-name="Text_20_body" style:auto-update="true" style:class="text" style:master-page-name="" style:default-outline-level="2">
      <style:paragraph-properties style:page-number="auto"/>
      <style:text-properties style:font-name="IPA明朝" fo:font-size="12pt" fo:font-style="normal" fo:font-weight="normal" style:font-name-asian="IPA明朝" style:font-size-asian="12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0.76cm" fo:margin-right="0cm" fo:margin-top="0.42cm" fo:margin-bottom="0.101cm" fo:text-indent="-0.76cm" style:auto-text-indent="false" style:page-number="auto" style:shadow="none">
        <style:tab-stops/>
      </style:paragraph-properties>
      <style:text-properties style:font-name="IPA明朝" fo:font-size="11pt" fo:font-weight="normal" style:font-name-asian="IPA明朝" style:font-size-asian="11pt" style:font-weight-asian="normal" style:font-size-complex="14pt" style:font-weight-complex="bold"/>
    </style:style>
    <style:style style:name="Heading_20_4" style:display-name="Heading 4" style:family="paragraph" style:parent-style-name="Heading" style:next-style-name="Text_20_body" style:class="text" style:master-page-name="">
      <style:paragraph-properties fo:margin-left="0.3cm" fo:margin-right="0cm" fo:margin-top="0.101cm" fo:margin-bottom="0.101cm" style:line-height-at-least="0cm" fo:text-indent="0cm" style:auto-text-indent="false" style:page-number="auto" fo:background-color="transparent" style:shadow="none">
        <style:tab-stops/>
        <style:background-image/>
      </style:paragraph-properties>
      <style:text-properties fo:font-size="8pt" fo:font-style="normal" fo:font-weight="normal" style:font-name-asian="IPA明朝1" style:font-size-asian="8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1" style:display-name="Numbering 1" style:family="paragraph" style:parent-style-name="List" style:list-style-name="Numbering_20_1" style:class="list" style:master-page-name="">
      <style:paragraph-properties fo:margin-left="0.4cm" fo:margin-right="0cm" fo:margin-top="0cm" fo:margin-bottom="0.101cm" fo:text-indent="0cm" style:auto-text-indent="false" style:page-number="auto" fo:background-color="transparent" style:shadow="none">
        <style:tab-stops/>
        <style:background-image/>
      </style:paragraph-properties>
      <style:text-properties style:font-name="IPA明朝1"/>
    </style:style>
    <style:style style:name="Frame_20_contents" style:display-name="Frame contents" style:family="paragraph" style:parent-style-name="Text_20_body" style:class="extra">
      <style:text-properties fo:font-size="7pt" style:font-size-asian="7pt"/>
    </style:style>
    <style:style style:name="Illustration" style:family="paragraph" style:parent-style-name="Caption" style:class="extra"/>
    <style:style style:name="List_20_1" style:display-name="List 1" style:family="paragraph" style:parent-style-name="List" style:list-style-name="List_20_1" style:class="list" style:master-page-name="">
      <style:paragraph-properties fo:margin-left="1.3cm" fo:margin-right="0cm" fo:margin-top="0cm" fo:margin-bottom="0cm" style:line-height-at-least="0cm" fo:text-indent="-0.4cm" style:auto-text-indent="false" style:page-number="auto" fo:background-color="transparent" style:shadow="none">
        <style:tab-stops/>
        <style:background-image/>
      </style:paragraph-properties>
    </style:style>
    <style:style style:name="List_20_2" style:display-name="List 2" style:family="paragraph" style:parent-style-name="List" style:list-style-name="List_20_2" style:class="list" style:master-page-name="">
      <style:paragraph-properties fo:margin-left="1.7cm" fo:margin-right="0cm" fo:margin-top="0cm" fo:margin-bottom="0cm" style:line-height-at-least="0cm" fo:text-indent="-0.4cm" style:auto-text-indent="false" style:page-number="auto" fo:background-color="transparent" style:shadow="none">
        <style:tab-stops/>
        <style:background-image/>
      </style:paragraph-properties>
    </style:style>
    <style:style style:name="List_20_2_20_Cont." style:display-name="List 2 Cont." style:family="paragraph" style:parent-style-name="List" style:class="list">
      <style:paragraph-properties fo:margin-left="1.7cm" fo:margin-right="0cm" fo:margin-top="0cm" fo:margin-bottom="0cm" style:line-height-at-least="0cm" fo:text-indent="0cm" style:auto-text-indent="false"/>
    </style:style>
    <style:style style:name="List_20_3" style:display-name="List 3" style:family="paragraph" style:parent-style-name="List" style:list-style-name="List_20_3" style:class="list" style:master-page-name="">
      <style:paragraph-properties fo:margin-left="2.101cm" fo:margin-right="0cm" fo:margin-top="0cm" fo:margin-bottom="0cm" style:line-height-at-least="0cm" fo:text-indent="-0.4cm" style:auto-text-indent="false" style:page-number="auto">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List_20_1_20_Cont." style:display-name="List 1 Cont." style:family="paragraph" style:parent-style-name="List" style:class="list">
      <style:paragraph-properties fo:margin-left="1.3cm" fo:margin-right="0cm" fo:margin-top="0cm" fo:margin-bottom="0cm" style:line-height-at-least="0cm" fo:text-indent="0cm" style:auto-text-indent="false"/>
    </style:style>
    <style:style style:name="List_20_3_20_Cont." style:display-name="List 3 Cont." style:family="paragraph" style:parent-style-name="List" style:class="list">
      <style:paragraph-properties fo:margin-left="2.101cm" fo:margin-right="0cm" fo:margin-top="0cm" fo:margin-bottom="0cm" style:line-height-at-least="0cm" fo:text-indent="0cm" style:auto-text-indent="false">
        <style:tab-stops/>
      </style:paragraph-properties>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text-properties fo:font-size="7pt" style:font-size-asian="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2" style:display-name="Numbering 2" style:family="paragraph" style:parent-style-name="List" style:list-style-name="Numbering_20_2" style:class="list" style:master-page-name="">
      <style:paragraph-properties fo:margin-left="0.7cm" fo:margin-right="0cm" fo:margin-top="0cm" fo:margin-bottom="0.101cm" fo:text-indent="0cm" style:auto-text-indent="false" style:page-number="auto"/>
      <style:text-properties style:font-name="IPA明朝1"/>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1_20_Cont." style:display-name="Numbering 1 Cont." style:family="paragraph" style:parent-style-name="List" style:class="list" style:master-page-name="">
      <style:paragraph-properties fo:margin-left="0.97cm" fo:margin-right="0cm" fo:margin-top="0cm" fo:margin-bottom="0cm" fo:text-indent="0.199cm" style:auto-text-indent="false" style:page-number="auto"/>
      <style:text-properties style:font-name="IPA明朝1"/>
    </style:style>
    <style:style style:name="Numbering_20_2_20_Cont." style:display-name="Numbering 2 Cont." style:family="paragraph" style:parent-style-name="List" style:class="list">
      <style:paragraph-properties fo:margin-left="1.27cm" fo:margin-right="0cm" fo:margin-top="0cm" fo:margin-bottom="0.212cm" fo:text-indent="0.101cm" style:auto-text-indent="false"/>
      <style:text-properties style:font-name="IPA明朝1"/>
    </style:style>
    <style:style style:name="機能一覧表" style:family="paragraph" style:parent-style-name="Table_20_Contents">
      <style:paragraph-properties fo:background-color="transparent" style:shadow="none">
        <style:tab-stops/>
        <style:background-image/>
      </style:paragraph-properties>
      <style:text-properties style:font-name="IPA明朝" fo:font-size="10pt" style:font-size-asian="10pt"/>
    </style:style>
    <style:style style:name="機能名" style:family="paragraph" style:parent-style-name="Text_20_body" style:next-style-name="Text_20_body" style:master-page-name="">
      <style:paragraph-properties fo:margin-left="0.3cm" fo:margin-right="0cm" fo:margin-top="0.199cm" fo:margin-bottom="0.101cm" fo:text-indent="0cm" style:auto-text-indent="false" style:page-number="auto" fo:background-color="transparent" style:shadow="none">
        <style:tab-stops/>
        <style:background-image/>
      </style:paragraph-properties>
      <style:text-properties style:font-name="IPA P明朝" fo:font-size="11pt" fo:font-weight="bold" style:font-size-asian="11pt" style:font-weight-asian="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style:num-suffix="." text:bullet-char="•">
        <style:list-level-properties text:list-level-position-and-space-mode="label-alignment">
          <style:list-level-label-alignment text:label-followed-by="space" fo:text-indent="-0.499cm" fo:margin-left="3.03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space" fo:text-indent="2.85cm" fo:margin-left="3.59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4.03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4.54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5.03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5.54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6.04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6.54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7.04cm"/>
        </style:list-level-properties>
      </text:list-level-style-number>
      <text:list-level-style-number text:level="10" style:num-suffix="." style:num-format="1">
        <style:list-level-properties text:list-level-position-and-space-mode="label-alignment">
          <style:list-level-label-alignment text:label-followed-by="listtab" text:list-tab-stop-position="5.001cm" fo:text-indent="-0.499cm" fo:margin-left="7.541cm"/>
        </style:list-level-properties>
      </text:list-level-style-number>
    </text:list-style>
    <text:list-style style:name="Numbering_20_2" style:display-name="Numbering 2">
      <text:list-level-style-number text:level="1" text:style-name="Numbering_20_Symbols" style:num-suffix="." style:num-format="ア, イ, ウ, ...">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ア, イ, ウ, ...">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19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1.254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1.889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2.524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3.159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3.794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4.429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5.064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5.699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6.334cm" fo:margin-left="6.985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text:p text:style-name="MP1"/>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sahiko sumi</meta:initial-creator>
    <meta:creation-date>2009-07-28T11:01:11</meta:creation-date>
    <meta:generator>OpenOffice.org/3.0$Linux OpenOffice.org_project/300m9$Build-9358</meta:generator>
    <dc:date>2010-03-26T19:10:15</dc:date>
    <dc:creator>masahiko sumi</dc:creator>
    <meta:editing-duration>PT88H52M19S</meta:editing-duration>
    <meta:editing-cycles>271</meta:editing-cycles>
    <meta:printed-by>masahiko sumi</meta:printed-by>
    <meta:print-date>2009-09-25T16:21:14</meta:print-date>
    <meta:document-statistic meta:table-count="2" meta:image-count="0" meta:object-count="0" meta:page-count="9" meta:paragraph-count="118" meta:word-count="1599" meta:character-count="5230"/>
    <meta:user-defined meta:name="情報 1"/>
    <meta:user-defined meta:name="情報 2"/>
    <meta:user-defined meta:name="情報 3"/>
    <meta:user-defined meta:name="情報 4"/>
  </office:meta>
</office:document-meta>
</file>